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tent.xml" manifest:media-type="text/xml"/>
  <manifest:file-entry manifest:full-path="Pictures/1000649F0000259800001866ACBE6A2D.svg" manifest:media-type=""/>
  <manifest:file-entry manifest:full-path="Pictures/100002010000036E0000023AD37C4340.png" manifest:media-type=""/>
  <manifest:file-entry manifest:full-path="Pictures/10000000000003570000019B7773070E.png" manifest:media-type=""/>
  <manifest:file-entry manifest:full-path="Pictures/1000000000000640000004B0F39587C2.png" manifest:media-type=""/>
  <manifest:file-entry manifest:full-path="Pictures/1000020100000640000004B04FA2FD75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_31_2.1_25_20professional_25_20presentation_25_20template-title">
      <style:graphic-properties draw:auto-grow-height="true" fo:min-height="5.173cm"/>
    </style:style>
    <style:style style:name="pr2" style:family="presentation" style:parent-style-name="_31_2.1_25_20professional_25_20presentation_25_20template-outline1">
      <style:graphic-properties fo:min-height="13.61cm"/>
    </style:style>
    <style:style style:name="pr3" style:family="presentation" style:parent-style-name="_31_2.1_25_20professional_25_20presentation_25_20template-notes">
      <style:graphic-properties draw:fill-color="#ffffff" draw:auto-grow-height="true" fo:min-height="13.364cm"/>
    </style:style>
    <style:style style:name="pr4" style:family="presentation" style:parent-style-name="Default_20_1-title">
      <style:graphic-properties draw:auto-grow-height="true" fo:min-height="2.51cm"/>
    </style:style>
    <style:style style:name="pr5" style:family="presentation" style:parent-style-name="Default_20_1-outline1">
      <style:graphic-properties fo:min-height="13.61cm"/>
    </style:style>
    <style:style style:name="pr6" style:family="presentation" style:parent-style-name="Default_20_1-notes">
      <style:graphic-properties draw:fill-color="#ffffff" draw:auto-grow-height="true" fo:min-height="13.364cm"/>
    </style:style>
    <style:style style:name="pr7" style:family="presentation" style:parent-style-name="Default_20_2-title">
      <style:graphic-properties draw:auto-grow-height="true" fo:min-height="2.51cm"/>
    </style:style>
    <style:style style:name="pr8" style:family="presentation" style:parent-style-name="Default_20_2-outline1">
      <style:graphic-properties fo:min-height="13.61cm"/>
    </style:style>
    <style:style style:name="pr9" style:family="presentation" style:parent-style-name="Default_20_2-notes">
      <style:graphic-properties draw:fill-color="#ffffff" draw:auto-grow-height="true" fo:min-height="13.364cm"/>
    </style:style>
    <style:style style:name="pr10" style:family="presentation" style:parent-style-name="Default_20_6-title">
      <style:graphic-properties draw:auto-grow-height="true" fo:min-height="5.51cm"/>
    </style:style>
    <style:style style:name="pr11" style:family="presentation" style:parent-style-name="Default_20_6-notes">
      <style:graphic-properties draw:fill-color="#ffffff" draw:auto-grow-height="true" fo:min-height="13.364cm"/>
    </style:style>
    <style:style style:name="pr12" style:family="presentation" style:parent-style-name="Default_20_4-title">
      <style:graphic-properties draw:auto-grow-height="true" fo:min-height="3.506cm"/>
    </style:style>
    <style:style style:name="pr13" style:family="presentation" style:parent-style-name="Default_20_4-outline1">
      <style:graphic-properties fo:min-height="13.61cm"/>
    </style:style>
    <style:style style:name="pr14" style:family="presentation" style:parent-style-name="Default_20_4-notes">
      <style:graphic-properties draw:fill-color="#ffffff" draw:auto-grow-height="true" fo:min-height="13.364cm"/>
    </style:style>
    <style:style style:name="pr15" style:family="presentation" style:parent-style-name="Default_20_5-title">
      <style:graphic-properties draw:auto-grow-height="true" fo:min-height="2.649cm"/>
    </style:style>
    <style:style style:name="pr16" style:family="presentation" style:parent-style-name="Default_20_5-outline1">
      <style:graphic-properties fo:min-height="64.756cm"/>
    </style:style>
    <style:style style:name="pr17" style:family="presentation" style:parent-style-name="Default_20_5-notes">
      <style:graphic-properties draw:fill-color="#ffffff" draw:auto-grow-height="true" fo:min-height="13.364cm"/>
    </style:style>
  </office:automatic-styles>
  <office:body>
    <office:presentation>
      <draw:page draw:name="page1" draw:style-name="dp1" draw:master-page-name="_31_2.1_25_20professional_25_20presentation_25_20template" presentation:presentation-page-layout-name="AL1T1">
        <draw:frame presentation:style-name="pr1" draw:layer="layout" svg:width="24.488cm" svg:height="5.173cm" svg:x="2.141cm" svg:y="7.254cm" presentation:class="title" presentation:placeholder="true">
          <draw:text-box/>
        </draw:frame>
        <draw:frame presentation:style-name="pr2" draw:layer="layout" svg:width="12.394cm" svg:height="13.86cm" svg:x="1.786cm" svg:y="14.66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1T1">
        <draw:frame presentation:style-name="pr4" draw:layer="layout" svg:width="25.2cm" svg:height="2.51cm" svg:x="1.4cm" svg:y="0.837cm" presentation:class="title" presentation:placeholder="true">
          <draw:text-box/>
        </draw:frame>
        <draw:frame presentation:style-name="pr5" draw:layer="layout" svg:width="25.2cm" svg:height="13.86cm" svg:x="1.4cm" svg:y="3.914cm" presentation:class="outline" presentation:placeholder="true">
          <draw:text-box/>
        </draw:frame>
        <presentation:notes draw:style-name="dp2">
          <draw:page-thumbnail draw:style-name="gr1" draw:layer="layout" svg:width="0.001cm" svg:height="0.001cm" svg:x="0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2" presentation:presentation-page-layout-name="AL1T1">
        <draw:frame presentation:style-name="pr7" draw:layer="layout" svg:width="25.2cm" svg:height="2.51cm" svg:x="1.4cm" svg:y="0.837cm" presentation:class="title" presentation:placeholder="true">
          <draw:text-box/>
        </draw:frame>
        <draw:frame presentation:style-name="pr8" draw:layer="layout" svg:width="25.2cm" svg:height="13.86cm" svg:x="1.4cm" svg:y="3.914cm" presentation:class="outline" presentation:placeholder="true">
          <draw:text-box/>
        </draw:frame>
        <presentation:notes draw:style-name="dp2">
          <draw:page-thumbnail draw:style-name="gr1" draw:layer="layout" svg:width="0.001cm" svg:height="0.001cm" svg:x="0cm" svg:y="2.257cm" draw:page-number="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_20_6" presentation:presentation-page-layout-name="AL1T1">
        <draw:frame presentation:style-name="pr10" draw:layer="layout" svg:width="18.253cm" svg:height="5.51cm" svg:x="2cm" svg:y="7.745cm" presentation:class="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4" presentation:presentation-page-layout-name="AL1T1">
        <draw:frame presentation:style-name="pr12" draw:layer="layout" svg:width="25.199cm" svg:height="3.506cm" svg:x="1.162cm" svg:y="27.057cm" presentation:class="title" presentation:placeholder="true">
          <draw:text-box/>
        </draw:frame>
        <draw:frame presentation:style-name="pr13" draw:layer="layout" svg:width="4.664cm" svg:height="65.006cm" svg:x="21.987cm" svg:y="26.379cm" presentation:class="outline" presentation:placeholder="true">
          <draw:text-box/>
        </draw:frame>
        <presentation:notes draw:style-name="dp2">
          <draw:page-thumbnail draw:style-name="gr1" draw:layer="layout" svg:width="0.001cm" svg:height="0.001cm" svg:x="0cm" svg:y="2.257cm" draw:page-number="5" presentation:class="page"/>
          <draw:frame presentation:style-name="pr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5" presentation:presentation-page-layout-name="AL1T1">
        <draw:frame presentation:style-name="pr15" draw:layer="layout" svg:width="12.601cm" svg:height="2.649cm" svg:x="39.269cm" svg:y="28.85cm" presentation:class="title" presentation:placeholder="true">
          <draw:text-box/>
        </draw:frame>
        <draw:frame presentation:style-name="pr16" draw:layer="layout" svg:width="9.341cm" svg:height="2.209cm" svg:x="35.859cm" svg:y="29.29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2e3638" draw:end-color="#98ce57" draw:start-intensity="100%" draw:end-intensity="100%" draw:angle="900" draw:border="0%"/>
    <draw:gradient draw:name="openSUSE_20_12.2" draw:display-name="openSUSE 12.2" draw:style="linear" draw:start-color="#152d0e" draw:end-color="#a8dc5e" draw:start-intensity="100%" draw:end-intensity="100%" draw:angle="900" draw:border="0%"/>
    <draw:fill-image draw:name="background" xlink:href="Pictures/1000020100000640000004B04FA2FD75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roid Sans Fallback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_31_2.1_25_20professional_25_20presentation_25_20template-background" style:display-name="12.1%20professional%20presentation%20template-background" style:family="presentation">
      <style:graphic-properties draw:stroke="none" draw:fill="none" draw:fill-image-name="background" style:repeat="stretch"/>
      <style:text-properties style:letter-kerning="true"/>
    </style:style>
    <style:style style:name="_31_2.1_25_20professional_25_20presentation_25_20template-backgroundobjects" style:display-name="12.1%20professional%20presentatio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2.1_25_20professional_25_20presentation_25_20template-notes" style:display-name="12.1%20professional%20presentation%20templa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2.1_25_20professional_25_20presentation_25_20template-outline1" style:display-name="12.1%20professional%20presentation%20template-outline1" style:family="presentation">
      <style:graphic-properties draw:stroke="none" draw:fill="none" draw:textarea-horizontal-align="left" draw:textarea-vertical-align="top" draw:auto-grow-height="false" draw:fit-to-size="shrink-to-fit">
        <text:list-style style:name="_31_2.1_25_20professional_25_20presentation_25_20template-outline1" style:display-name="12.1%20professional%20presentation%20templat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45%"/>
          </text:list-level-style-number>
          <text:list-level-style-number text:level="3" style:num-format="">
            <style:list-level-properties/>
            <style:text-properties style:use-window-font-color="true" fo:font-size="75%"/>
          </text:list-level-style-number>
          <text:list-level-style-number text:level="4" style:num-format="">
            <style:list-level-properties/>
            <style:text-properties style:use-window-font-color="true" fo:font-size="45%"/>
          </text:list-level-style-number>
          <text:list-level-style-number text:level="5" style:num-format="">
            <style:list-level-properties/>
            <style:text-properties style:use-window-font-color="true" fo:font-size="7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/>
            <style:text-properties style:use-window-font-color="true" fo:font-size="45%"/>
          </text:list-level-style-number>
          <text:list-level-style-number text:level="9" style:num-format="">
            <style:list-level-properties text:space-before="10.2cm"/>
            <style:text-properties style:use-window-font-color="true" fo:font-size="45%"/>
          </text:list-level-style-number>
          <text:list-level-style-number text:level="10" style:num-format="">
            <style:list-level-properties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start" fo:text-indent="0cm"/>
      <style:text-properties style:use-window-font-color="true" style:text-outline="false" style:text-line-through-style="none" fo:font-family="'Liberation Sans'" style:font-family-generic="roman" style:font-pitch="variable" fo:font-size="16pt" fo:font-style="normal" fo:text-shadow="none" style:text-underline-style="none" fo:font-weight="bold" style:letter-kerning="true" style:font-family-asian="'Droid Sans Fallback'" style:font-family-generic-asian="system" style:font-pitch-asian="variable" style:font-size-asian="16pt" style:font-style-asian="normal" style:font-weight-asian="bold" style:font-family-complex="'Lucida Sans'" style:font-family-generic-complex="system" style:font-pitch-complex="variable" style:font-size-complex="16pt" style:font-style-complex="normal" style:font-weight-complex="bold" style:text-emphasize="none" style:font-relief="none" style:text-overline-style="none" style:text-overline-color="font-color"/>
    </style:style>
    <style:style style:name="_31_2.1_25_20professional_25_20presentation_25_20template-outline2" style:display-name="12.1%20professional%20presentation%20template-outline2" style:family="presentation" style:parent-style-name="_31_2.1_25_20professional_25_20presentation_25_20templat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_31_2.1_25_20professional_25_20presentation_25_20template-outline3" style:display-name="12.1%20professional%20presentation%20template-outline3" style:family="presentation" style:parent-style-name="_31_2.1_25_20professional_25_20presentation_25_20templat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_31_2.1_25_20professional_25_20presentation_25_20template-outline4" style:display-name="12.1%20professional%20presentation%20template-outline4" style:family="presentation" style:parent-style-name="_31_2.1_25_20professional_25_20presentation_25_20templa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_31_2.1_25_20professional_25_20presentation_25_20template-outline5" style:display-name="12.1%20professional%20presentation%20template-outline5" style:family="presentation" style:parent-style-name="_31_2.1_25_20professional_25_20presentation_25_20templa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2.1_25_20professional_25_20presentation_25_20template-outline6" style:display-name="12.1%20professional%20presentation%20template-outline6" style:family="presentation" style:parent-style-name="_31_2.1_25_20professional_25_20presentation_25_20templa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2.1_25_20professional_25_20presentation_25_20template-outline7" style:display-name="12.1%20professional%20presentation%20template-outline7" style:family="presentation" style:parent-style-name="_31_2.1_25_20professional_25_20presentation_25_20templa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2.1_25_20professional_25_20presentation_25_20template-outline8" style:display-name="12.1%20professional%20presentation%20template-outline8" style:family="presentation" style:parent-style-name="_31_2.1_25_20professional_25_20presentation_25_20templa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2.1_25_20professional_25_20presentation_25_20template-outline9" style:display-name="12.1%20professional%20presentation%20template-outline9" style:family="presentation" style:parent-style-name="_31_2.1_25_20professional_25_20presentation_25_20templa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_31_2.1_25_20professional_25_20presentation_25_20template-subtitle" style:display-name="12.1%20professional%20presentation%20template-subtitle" style:family="presentation">
      <style:graphic-properties draw:stroke="none" draw:fill="none" draw:textarea-vertical-align="middle">
        <text:list-style style:name="_31_2.1_25_20professional_25_20presentation_25_20template-subtitle" style:display-name="12.1%20professional%20presentation%20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2.1_25_20professional_25_20presentation_25_20template-title" style:display-name="12.1%20professional%20presentation%20template-title" style:family="presentation">
      <style:graphic-properties draw:stroke="none" draw:fill="none" draw:textarea-horizontal-align="left" draw:textarea-vertical-align="bottom">
        <text:list-style style:name="_31_2.1_25_20professional_25_20presentation_25_20template-title" style:display-name="12.1%20professional%20presentation%20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'Liberation Sans'" style:font-family-generic="swiss" style:font-pitch="variable" fo:font-size="48pt" fo:font-style="normal" fo:text-shadow="1pt 1pt" style:text-underline-style="none" fo:font-weight="bold" style:letter-kerning="true" style:font-family-asian="'Droid Sans Fallback'" style:font-family-generic-asian="system" style:font-pitch-asian="variable" style:font-size-asian="48pt" style:font-style-asian="normal" style:font-weight-asian="bold" style:font-family-complex="'Lucida Sans'" style:font-family-generic-complex="system" style:font-pitch-complex="variable" style:font-size-complex="48pt" style:font-style-complex="normal" style:font-weight-complex="bold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 draw:fill-image-name="background" style:repeat="stretch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•">
            <style:list-level-properties text:space-before="0.3cm" text:min-label-width="0.9cm"/>
            <style:text-properties fo:font-family="Cantarell" style:font-style-name="Regular" style:use-window-font-color="true" fo:font-size="75%"/>
          </text:list-level-style-bullet>
          <text:list-level-style-bullet text:level="2" text:bullet-char="•">
            <style:list-level-properties text:space-before="1.2cm" text:min-label-width="0.9cm"/>
            <style:text-properties fo:font-family="Cantarell" style:font-style-name="Regular" style:use-window-font-color="true" fo:font-size="75%"/>
          </text:list-level-style-bullet>
          <text:list-level-style-bullet text:level="3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4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5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6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7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8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9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10" text:bullet-char="•">
            <style:list-level-properties text:space-before="11.4cm" text:min-label-width="0.6cm"/>
            <style:text-properties fo:font-family="Cantarell" style:font-style-name="Regular" style:use-window-font-color="true" fo:font-size="7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333333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4pt" style:font-style-asian="normal" style:font-weight-asian="normal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left="0cm" fo:margin-right="0cm" fo:margin-top="0cm" fo:margin-bottom="0.4cm" fo:text-indent="0cm"/>
      <style:text-properties fo:font-size="20pt" style:font-size-asian="20pt" style:font-size-complex="20pt"/>
    </style:style>
    <style:style style:name="Default_20_1-outline3" style:display-name="Default 1-outline3" style:family="presentation" style:parent-style-name="Default_20_1-outline2">
      <style:paragraph-properties fo:margin-left="0cm" fo:margin-right="0cm" fo:margin-top="0cm" fo:margin-bottom="0.3cm" fo:text-indent="0cm"/>
      <style:text-properties fo:font-size="16pt" style:font-size-asian="16pt" style:font-size-complex="16pt"/>
    </style:style>
    <style:style style:name="Default_20_1-outline4" style:display-name="Default 1-outline4" style:family="presentation" style:parent-style-name="Default_20_1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Default_20_1-outline5" style:display-name="Default 1-outline5" style:family="presentation" style:parent-style-name="Default_20_1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1-outline6" style:display-name="Default 1-outline6" style:family="presentation" style:parent-style-name="Default_20_1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1-outline7" style:display-name="Default 1-outline7" style:family="presentation" style:parent-style-name="Default_20_1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1-outline8" style:display-name="Default 1-outline8" style:family="presentation" style:parent-style-name="Default_20_1-outline7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1-outline9" style:display-name="Default 1-outline9" style:family="presentation" style:parent-style-name="Default_20_1-outline8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horizontal-align="left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'Liberation Sans'" style:font-family-generic="roman" style:font-pitch="variable" fo:font-size="32pt" fo:font-style="normal" fo:text-shadow="none" style:text-underline-style="none" fo:font-weight="bold" style:letter-kerning="true" style:font-family-asian="'Droid Sans Fallback'" style:font-family-generic-asian="system" style:font-pitch-asian="variable" style:font-size-asian="32pt" style:font-style-asian="normal" style:font-weight-asian="bold" style:font-family-complex="'Lucida Sans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 draw:fill-image-name="background" style:repeat="stretch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•">
            <style:list-level-properties text:space-before="0.3cm" text:min-label-width="0.9cm"/>
            <style:text-properties fo:font-family="Cantarell" style:font-style-name="Regular" style:use-window-font-color="true" fo:font-size="75%"/>
          </text:list-level-style-bullet>
          <text:list-level-style-bullet text:level="2" text:bullet-char="•">
            <style:list-level-properties text:space-before="1.2cm" text:min-label-width="0.9cm"/>
            <style:text-properties fo:font-family="Cantarell" style:font-style-name="Regular" style:use-window-font-color="true" fo:font-size="75%"/>
          </text:list-level-style-bullet>
          <text:list-level-style-bullet text:level="3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4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5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6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7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8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9" text:bullet-char="•">
            <style:list-level-properties text:space-before="1.5cm" text:min-label-width="0.6cm"/>
            <style:text-properties fo:font-family="Cantarell" style:font-style-name="Regular" style:use-window-font-color="true" fo:font-size="75%"/>
          </text:list-level-style-bullet>
          <text:list-level-style-bullet text:level="10" text:bullet-char="•">
            <style:list-level-properties text:space-before="1.2cm" text:min-label-width="0.6cm"/>
            <style:text-properties fo:font-family="Cantarell" style:font-style-name="Regular" style:use-window-font-color="true" fo:font-size="7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4pt" style:font-style-asian="normal" style:font-weight-asian="normal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left="0cm" fo:margin-right="0cm" fo:margin-top="0cm" fo:margin-bottom="0.4cm" fo:text-indent="0cm"/>
      <style:text-properties fo:font-size="20pt" style:font-size-asian="20pt" style:font-size-complex="20pt"/>
    </style:style>
    <style:style style:name="Default_20_2-outline3" style:display-name="Default 2-outline3" style:family="presentation" style:parent-style-name="Default_20_2-outline2">
      <style:paragraph-properties fo:margin-left="0cm" fo:margin-right="0cm" fo:margin-top="0cm" fo:margin-bottom="0.3cm" fo:text-indent="0cm"/>
      <style:text-properties fo:font-size="16pt" style:font-size-asian="16pt" style:font-size-complex="16pt"/>
    </style:style>
    <style:style style:name="Default_20_2-outline4" style:display-name="Default 2-outline4" style:family="presentation" style:parent-style-name="Default_20_2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Default_20_2-outline5" style:display-name="Default 2-outline5" style:family="presentation" style:parent-style-name="Default_20_2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2-outline6" style:display-name="Default 2-outline6" style:family="presentation" style:parent-style-name="Default_20_2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2-outline7" style:display-name="Default 2-outline7" style:family="presentation" style:parent-style-name="Default_20_2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2-outline8" style:display-name="Default 2-outline8" style:family="presentation" style:parent-style-name="Default_20_2-outline7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2-outline9" style:display-name="Default 2-outline9" style:family="presentation" style:parent-style-name="Default_20_2-outline8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fo:font-family="'Liberation Sans'" style:font-family-generic="roman" style:font-pitch="variable" fo:font-size="32pt" fo:font-style="normal" fo:text-shadow="none" style:text-underline-style="none" fo:font-weight="bold" style:letter-kerning="true" style:font-family-asian="'Droid Sans Fallback'" style:font-family-generic-asian="system" style:font-pitch-asian="variable" style:font-size-asian="32pt" style:font-style-asian="normal" style:font-weight-asian="bold" style:font-family-complex="'Lucida Sans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Default_20_6-background" style:display-name="Default 6-background" style:family="presentation">
      <style:graphic-properties draw:stroke="none" draw:fill="none"/>
      <style:text-properties style:letter-kerning="true"/>
    </style:style>
    <style:style style:name="Default_20_6-backgroundobjects" style:display-name="Default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6-notes" style:display-name="Default 6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6-outline1" style:display-name="Default 6-outline1" style:family="presentation">
      <style:graphic-properties draw:stroke="none" draw:fill="none" draw:auto-grow-height="false" draw:fit-to-size="shrink-to-fit">
        <text:list-style style:name="Default_20_6-outline1" style:display-name="Default 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outline2" style:display-name="Default 6-outline2" style:family="presentation" style:parent-style-name="Default_20_6-outline1">
      <style:paragraph-properties fo:margin-top="0cm" fo:margin-bottom="0.4cm"/>
      <style:text-properties fo:font-size="28pt" style:font-size-asian="28pt" style:font-size-complex="28pt"/>
    </style:style>
    <style:style style:name="Default_20_6-outline3" style:display-name="Default 6-outline3" style:family="presentation" style:parent-style-name="Default_20_6-outline2">
      <style:paragraph-properties fo:margin-top="0cm" fo:margin-bottom="0.3cm"/>
      <style:text-properties fo:font-size="24pt" style:font-size-asian="24pt" style:font-size-complex="24pt"/>
    </style:style>
    <style:style style:name="Default_20_6-outline4" style:display-name="Default 6-outline4" style:family="presentation" style:parent-style-name="Default_20_6-outline3">
      <style:paragraph-properties fo:margin-top="0cm" fo:margin-bottom="0.2cm"/>
      <style:text-properties fo:font-size="20pt" style:font-size-asian="20pt" style:font-size-complex="20pt"/>
    </style:style>
    <style:style style:name="Default_20_6-outline5" style:display-name="Default 6-outline5" style:family="presentation" style:parent-style-name="Default_20_6-outline4">
      <style:paragraph-properties fo:margin-top="0cm" fo:margin-bottom="0.1cm"/>
      <style:text-properties fo:font-size="20pt" style:font-size-asian="20pt" style:font-size-complex="20pt"/>
    </style:style>
    <style:style style:name="Default_20_6-outline6" style:display-name="Default 6-outline6" style:family="presentation" style:parent-style-name="Default_20_6-outline5">
      <style:paragraph-properties fo:margin-top="0cm" fo:margin-bottom="0.1cm"/>
      <style:text-properties fo:font-size="20pt" style:font-size-asian="20pt" style:font-size-complex="20pt"/>
    </style:style>
    <style:style style:name="Default_20_6-outline7" style:display-name="Default 6-outline7" style:family="presentation" style:parent-style-name="Default_20_6-outline6">
      <style:paragraph-properties fo:margin-top="0cm" fo:margin-bottom="0.1cm"/>
      <style:text-properties fo:font-size="20pt" style:font-size-asian="20pt" style:font-size-complex="20pt"/>
    </style:style>
    <style:style style:name="Default_20_6-outline8" style:display-name="Default 6-outline8" style:family="presentation" style:parent-style-name="Default_20_6-outline7">
      <style:paragraph-properties fo:margin-top="0cm" fo:margin-bottom="0.1cm"/>
      <style:text-properties fo:font-size="20pt" style:font-size-asian="20pt" style:font-size-complex="20pt"/>
    </style:style>
    <style:style style:name="Default_20_6-outline9" style:display-name="Default 6-outline9" style:family="presentation" style:parent-style-name="Default_20_6-outline8">
      <style:paragraph-properties fo:margin-top="0cm" fo:margin-bottom="0.1cm"/>
      <style:text-properties fo:font-size="20pt" style:font-size-asian="20pt" style:font-size-complex="20pt"/>
    </style:style>
    <style:style style:name="Default_20_6-subtitle" style:display-name="Default 6-subtitle" style:family="presentation">
      <style:graphic-properties draw:stroke="none" draw:fill="none" draw:textarea-vertical-align="middle">
        <text:list-style style:name="Default_20_6-subtitle" style:display-name="Default 6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6-title" style:display-name="Default 6-title" style:family="presentation">
      <style:graphic-properties draw:stroke="none" draw:fill="none" draw:textarea-vertical-align="middle">
        <text:list-style style:name="Default_20_6-title" style:display-name="Default 6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'Liberation Sans'" style:font-family-generic="roman" style:font-pitch="variable" fo:font-size="44pt" fo:font-style="normal" fo:text-shadow="1pt 1pt" style:text-underline-style="none" fo:font-weight="bold" style:letter-kerning="true" style:font-family-asian="'Droid Sans Fallback'" style:font-family-generic-asian="system" style:font-pitch-asian="variable" style:font-size-asian="44pt" style:font-style-asian="normal" style:font-weight-asian="bold" style:font-family-complex="'Lucida Sans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none" draw:fill-image-name="background" style:repeat="stretch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shrink-to-fit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20_4-outline3" style:display-name="Default 4-outline3" style:family="presentation" style:parent-style-name="Default_20_4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20_4-outline4" style:display-name="Default 4-outline4" style:family="presentation" style:parent-style-name="Default_20_4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20_4-outline5" style:display-name="Default 4-outline5" style:family="presentation" style:parent-style-name="Default_20_4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5-background" style:display-name="Default 5-background" style:family="presentation">
      <style:graphic-properties draw:stroke="none" draw:fill="none"/>
      <style:text-properties style:letter-kerning="true"/>
    </style:style>
    <style:style style:name="Default_20_5-backgroundobjects" style:display-name="Default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 draw:auto-grow-height="false" draw:fit-to-size="shrink-to-fit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outline2" style:display-name="Default 5-outline2" style:family="presentation" style:parent-style-name="Default_20_5-outline1">
      <style:paragraph-properties fo:margin-top="0cm" fo:margin-bottom="0.4cm"/>
      <style:text-properties fo:font-size="28pt" style:font-size-asian="28pt" style:font-size-complex="28pt"/>
    </style:style>
    <style:style style:name="Default_20_5-outline3" style:display-name="Default 5-outline3" style:family="presentation" style:parent-style-name="Default_20_5-outline2">
      <style:paragraph-properties fo:margin-top="0cm" fo:margin-bottom="0.3cm"/>
      <style:text-properties fo:font-size="24pt" style:font-size-asian="24pt" style:font-size-complex="24pt"/>
    </style:style>
    <style:style style:name="Default_20_5-outline4" style:display-name="Default 5-outline4" style:family="presentation" style:parent-style-name="Default_20_5-outline3">
      <style:paragraph-properties fo:margin-top="0cm" fo:margin-bottom="0.2cm"/>
      <style:text-properties fo:font-size="20pt" style:font-size-asian="20pt" style:font-size-complex="20pt"/>
    </style:style>
    <style:style style:name="Default_20_5-outline5" style:display-name="Default 5-outline5" style:family="presentation" style:parent-style-name="Default_20_5-outline4">
      <style:paragraph-properties fo:margin-top="0cm" fo:margin-bottom="0.1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top="0cm" fo:margin-bottom="0.1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top="0cm" fo:margin-bottom="0.1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top="0cm" fo:margin-bottom="0.1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top="0cm" fo:margin-bottom="0.1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>
        <text:list-style style:name="Default_20_5-title" style:display-name="Default 5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image-name="background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fill="gradient" draw:fill-color="#2e3638" draw:fill-gradient-name="Gradient_20_7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26cm" draw:fill="gradient" draw:fill-color="#000000" draw:fill-gradient-name="Gradient_20_7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26cm" draw:fill="gradient" draw:fill-color="#78a028" draw:fill-gradient-name="Gradient_20_7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color="#78a028" draw:fill="none" draw:fill-color="#ffffff" draw:auto-grow-height="true" draw:auto-grow-width="false" fo:max-height="0cm" fo:min-height="3.306cm"/>
    </style:style>
    <style:style style:name="Mpr1" style:family="presentation" style:parent-style-name="_31_2.1_25_20professional_25_20presentation_25_20template-title">
      <style:graphic-properties draw:auto-grow-height="false" fo:min-height="3.507cm"/>
    </style:style>
    <style:style style:name="Mpr2" style:family="presentation" style:parent-style-name="_31_2.1_25_20professional_25_20presentation_25_20template-outline1">
      <style:graphic-properties fo:min-height="13.86cm"/>
    </style:style>
    <style:style style:name="Mpr3" style:family="presentation" style:parent-style-name="_31_2.1_25_20professional_25_20presentation_25_20template-backgroundobjects">
      <style:graphic-properties draw:stroke="none" draw:fill="none" draw:fill-color="#ffffff" draw:auto-grow-height="false" fo:min-height="1.449cm"/>
    </style:style>
    <style:style style:name="Mpr4" style:family="presentation" style:parent-style-name="_31_2.1_25_20professional_25_20presentation_25_20template-backgroundobjects">
      <style:graphic-properties draw:stroke="none" draw:fill="none" draw:fill-color="#ffffff" draw:auto-grow-height="false" fo:min-height="1.485cm"/>
    </style:style>
    <style:style style:name="Mpr5" style:family="presentation" style:parent-style-name="_31_2.1_25_20professional_25_20presentation_25_20templat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7" style:family="presentation" style:parent-style-name="Default_20_1-backgroundobjects">
      <style:graphic-properties draw:stroke="none" draw:fill="none" draw:fill-color="#ffffff" draw:textarea-vertical-align="middle" draw:auto-grow-height="false" fo:min-height="1.449cm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Default_20_2-title">
      <style:graphic-properties draw:auto-grow-height="false" fo:min-height="3.507cm"/>
    </style:style>
    <style:style style:name="Mpr11" style:family="presentation" style:parent-style-name="Default_20_2-outline1" style:list-style-name="ML5">
      <style:graphic-properties fo:min-height="13.86cm"/>
    </style:style>
    <style:style style:name="Mpr12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13" style:family="presentation" style:parent-style-name="Default_20_2-backgroundobjects">
      <style:graphic-properties draw:stroke="none" draw:fill="none" draw:fill-color="#ffffff" draw:textarea-vertical-align="middle" draw:auto-grow-height="false" fo:min-height="1.449cm"/>
    </style:style>
    <style:style style:name="Mpr14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Default_20_6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_20_6-backgroundobjects">
      <style:graphic-properties draw:stroke="none" draw:fill="none" draw:fill-color="#ffffff" draw:auto-grow-height="false" fo:min-height="1.485cm"/>
    </style:style>
    <style:style style:name="Mpr18" style:family="presentation" style:parent-style-name="Default_20_6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Default_20_4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_20_4-backgroundobjects">
      <style:graphic-properties draw:stroke="none" draw:fill="none" draw:fill-color="#ffffff" draw:textarea-vertical-align="middle" draw:auto-grow-height="false" fo:min-height="1.449cm"/>
    </style:style>
    <style:style style:name="Mpr21" style:family="presentation" style:parent-style-name="Default_20_4-backgroundobjects">
      <style:graphic-properties draw:stroke="none" draw:fill="none" draw:fill-color="#ffffff" draw:auto-grow-height="false" fo:min-height="1.485cm"/>
    </style:style>
    <style:style style:name="Mpr22" style:family="presentation" style:parent-style-name="Default_20_4-backgroundobjects">
      <style:graphic-properties draw:stroke="none" draw:fill="none" draw:fill-color="#ffffff" draw:textarea-vertical-align="bottom" draw:auto-grow-height="false" fo:min-height="1.485cm"/>
    </style:style>
    <style:style style:name="Mpr23" style:family="presentation" style:parent-style-name="Default_20_5-backgroundobjects">
      <style:graphic-properties draw:stroke="none" draw:fill="none" draw:fill-color="#ffffff" draw:auto-grow-height="false" fo:min-height="1.449cm"/>
    </style:style>
    <style:style style:name="Mpr24" style:family="presentation" style:parent-style-name="Default_20_5-backgroundobjects">
      <style:graphic-properties draw:stroke="none" draw:fill="none" draw:fill-color="#ffffff" draw:textarea-vertical-align="middle" draw:auto-grow-height="false" fo:min-height="1.449cm"/>
    </style:style>
    <style:style style:name="Mpr25" style:family="presentation" style:parent-style-name="Default_20_5-backgroundobjects">
      <style:graphic-properties draw:stroke="none" draw:fill="none" draw:fill-color="#ffffff" draw:auto-grow-height="false" fo:min-height="1.485cm"/>
    </style:style>
    <style:style style:name="Mpr26" style:family="presentation" style:parent-style-name="Default_20_5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text-align="center"/>
      <style:text-properties fo:color="#ffffff" fo:font-size="14pt" style:font-size-asian="14pt" style:font-size-complex="14pt"/>
    </style:style>
    <style:style style:name="MP7" style:family="paragraph">
      <style:paragraph-properties fo:text-align="end"/>
      <style:text-properties fo:color="#ffffff" fo:font-size="14pt" style:font-size-asian="14pt" style:font-size-complex="14pt"/>
    </style:style>
    <style:style style:name="MP8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1pt" fo:font-weight="bold" style:font-size-asian="11pt" style:font-weight-asian="bold" style:font-size-complex="11pt" style:font-weight-complex="bold"/>
    </style:style>
    <style:style style:name="MT3" style:family="text">
      <style:text-properties fo:color="#333333" fo:font-size="40pt" fo:font-weight="bold" style:font-size-asian="40pt" style:font-weight-asian="bold" style:font-size-complex="40pt" style:font-weight-complex="bold"/>
    </style:style>
    <style:style style:name="MT4" style:family="text">
      <style:text-properties fo:color="#436400" fo:font-size="40pt" fo:font-weight="bold" style:font-size-asian="40pt" style:font-weight-asian="bold" style:font-size-complex="40pt" style:font-weight-complex="bold"/>
    </style:style>
    <style:style style:name="MT5" style:family="text">
      <style:text-properties fo:color="#98ce57" fo:font-size="40pt" fo:font-weight="bold" style:font-size-asian="40pt" style:font-weight-asian="bold" style:font-size-complex="40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/>
        <style:text-properties style:use-window-font-color="true" fo:font-size="75%"/>
      </text:list-level-style-number>
      <text:list-level-style-number text:level="4" style:num-format="">
        <style:list-level-properties/>
        <style:text-properties style:use-window-font-color="true" fo:font-size="45%"/>
      </text:list-level-style-number>
      <text:list-level-style-number text:level="5" style:num-format="">
        <style:list-level-properties/>
        <style:text-properties style:use-window-font-color="true" fo:font-size="7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number text:level="8" style:num-format="">
        <style:list-level-properties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/>
        <style:text-properties style:use-window-font-color="true" fo:font-size="45%"/>
      </text:list-level-style-number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3cm" text:min-label-width="0.9cm"/>
        <style:text-properties fo:font-family="Cantarell" style:font-style-name="Regular" style:use-window-font-color="true" fo:font-size="75%"/>
      </text:list-level-style-bullet>
      <text:list-level-style-bullet text:level="2" text:bullet-char="•">
        <style:list-level-properties text:space-before="1.2cm" text:min-label-width="0.9cm"/>
        <style:text-properties fo:font-family="Cantarell" style:font-style-name="Regular" style:use-window-font-color="true" fo:font-size="75%"/>
      </text:list-level-style-bullet>
      <text:list-level-style-bullet text:level="3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4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5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6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7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8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9" text:bullet-char="•">
        <style:list-level-properties text:space-before="1.5cm" text:min-label-width="0.6cm"/>
        <style:text-properties fo:font-family="Cantarell" style:font-style-name="Regular" style:use-window-font-color="true" fo:font-size="75%"/>
      </text:list-level-style-bullet>
      <text:list-level-style-bullet text:level="10" text:bullet-char="•">
        <style:list-level-properties text:space-before="1.2cm" text:min-label-width="0.6cm"/>
        <style:text-properties fo:font-family="Cantarell" style:font-style-name="Regular" style:use-window-font-color="true" fo:font-size="7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_31_2.1_25_20professional_25_20presentation_25_20template" style:display-name="12.1%20professional%20presentation%20template" style:page-layout-name="PM1" draw:style-name="Mdp1">
      <draw:frame draw:style-name="Mgr3" draw:text-style-name="MP3" draw:layer="backgroundobjects" svg:width="27.999cm" svg:height="20.998cm" svg:x="0.001cm" svg:y="0.001cm">
        <draw:image xlink:href="Pictures/1000020100000640000004B04FA2FD75.png" xlink:type="simple" xlink:show="embed" xlink:actuate="onLoad">
          <text:p/>
        </draw:image>
      </draw:frame>
      <draw:frame draw:style-name="Mgr3" draw:text-style-name="MP3" draw:layer="backgroundobjects" svg:width="26.81cm" svg:height="12.89cm" svg:x="0.628cm" svg:y="0.837cm">
        <draw:image xlink:href="Pictures/10000000000003570000019B7773070E.png" xlink:type="simple" xlink:show="embed" xlink:actuate="onLoad">
          <text:p/>
        </draw:image>
      </draw:frame>
      <draw:frame presentation:style-name="Mpr1" draw:layer="backgroundobjects" svg:width="24.488cm" svg:height="5.173cm" svg:x="2.141cm" svg:y="7.254cm" presentation:class="title">
        <draw:text-box>
          <text:p>Click to edit the title text format</text:p>
        </draw:text-box>
      </draw:frame>
      <draw:frame presentation:style-name="Mpr2" draw:layer="backgroundobjects" svg:width="12.394cm" svg:height="13.86cm" svg:x="1.786cm" svg:y="14.665cm" presentation:class="outline">
        <draw:text-box>
          <text:list text:style-name="ML3">
            <text:list-item>
              <text:p>Outline text format<text:line-break/>Test Line 2<text:line-break/>Test Line 3</text:p>
            </text:list-item>
          </text:list>
        </draw:text-box>
      </draw:frame>
      <draw:frame presentation:style-name="Mpr3" draw:text-style-name="MP1" draw:layer="backgroundobjects" svg:width="6.523cm" svg:height="1.448cm" svg:x="10.608cm" svg:y="25.057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4" draw:layer="backgroundobjects" svg:width="8.875cm" svg:height="1.448cm" svg:x="14.577cm" svg:y="25.057cm" presentation:class="footer">
        <draw:text-box>
          <text:p text:style-name="MP4"><text:span text:style-name="MT1"><presentation:footer/></text:span></text:p>
        </draw:text-box>
      </draw:frame>
      <draw:frame presentation:style-name="Mpr3" draw:text-style-name="MP2" draw:layer="backgroundobjects" svg:width="6.523cm" svg:height="1.448cm" svg:x="16.637cm" svg:y="25.057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3" draw:layer="backgroundobjects" svg:width="5.6cm" svg:height="3.62cm" svg:x="20.559cm" svg:y="16.164cm">
        <draw:image xlink:href="Pictures/100002010000036E0000023AD37C4340.png" xlink:type="simple" xlink:show="embed" xlink:actuate="onLoad"/>
        <draw:image xlink:href="Pictures/1000649F0000259800001866ACBE6A2D.svg" xlink:type="simple" xlink:show="embed" xlink:actuate="onLoad">
          <text:p/>
        </draw:image>
      </draw:frame>
      <presentation:notes style:page-layout-name="PM0">
        <draw:page-thumbnail presentation:style-name="_31_2.1_25_20professional_25_20presentation_25_20template-title" draw:layer="backgroundobjects" svg:width="14.848cm" svg:height="11.136cm" svg:x="3.075cm" svg:y="2.257cm" presentation:class="page"/>
        <draw:frame presentation:style-name="_31_2.1_25_20professional_25_20presentation_25_20templat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draw:style-name="Mgr3" draw:text-style-name="MP3" draw:layer="backgroundobjects" svg:width="27.999cm" svg:height="20.998cm" svg:x="0.001cm" svg:y="0.002cm">
        <draw:image xlink:href="Pictures/1000020100000640000004B04FA2FD75.png" xlink:type="simple" xlink:show="embed" xlink:actuate="onLoad">
          <text:p/>
        </draw:image>
      </draw:frame>
      <draw:custom-shape draw:name="Rectangle 6" draw:style-name="Mgr4" draw:text-style-name="MP5" draw:layer="backgroundobjects" svg:width="26.769cm" svg:height="0.964cm" svg:x="0.616cm" svg:y="20.036cm">
        <text:p/>
        <draw:enhanced-geometry svg:viewBox="0 0 21600 21600" draw:type="rectangle" draw:enhanced-path="M 0 0 L 21600 0 21600 21600 0 21600 0 0 Z N"/>
      </draw:custom-shape>
      <draw:frame presentation:style-name="Default_20_1-title" draw:layer="backgroundobjects" svg:width="25.2cm" svg:height="2.51cm" svg:x="1.4cm" svg:y="0.837cm" presentation:class="title" presentation:placeholder="true">
        <draw:text-box/>
      </draw:frame>
      <draw:frame presentation:style-name="Default_20_1-outline1" draw:layer="backgroundobjects" svg:width="25.2cm" svg:height="12.18cm" svg:x="1.4cm" svg:y="3.914cm" presentation:class="outline" presentation:placeholder="true">
        <draw:text-box/>
      </draw:frame>
      <draw:frame presentation:style-name="Mpr6" draw:text-style-name="MP1" draw:layer="backgroundobjects" svg:width="6.523cm" svg:height="1.448cm" svg:x="21.477cm" svg:y="23.233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4" draw:layer="backgroundobjects" svg:width="8.875cm" svg:height="1.448cm" svg:x="12.602cm" svg:y="23.233cm" presentation:class="footer">
        <draw:text-box>
          <text:p text:style-name="MP4"><text:span text:style-name="MT1"><presentation:footer/></text:span></text:p>
        </draw:text-box>
      </draw:frame>
      <draw:frame presentation:style-name="Mpr7" draw:text-style-name="MP7" draw:layer="backgroundobjects" svg:width="1.673cm" svg:height="0.964cm" svg:x="0.616cm" svg:y="20.036cm" presentation:class="page-number">
        <draw:text-box>
          <text:p text:style-name="MP6"><text:span text:style-name="MT2"><text:page-number>&lt;number&gt;</text:page-number></text:span></text:p>
        </draw:text-box>
      </draw:frame>
      <draw:frame draw:style-name="Mgr3" draw:text-style-name="MP3" draw:layer="backgroundobjects" svg:width="2.6cm" svg:height="1.68cm" svg:x="24.785cm" svg:y="18.356cm">
        <draw:image xlink:href="Pictures/100002010000036E0000023AD37C4340.png" xlink:type="simple" xlink:show="embed" xlink:actuate="onLoad"/>
        <draw:image xlink:href="Pictures/1000649F0000259800001866ACBE6A2D.svg" xlink:type="simple" xlink:show="embed" xlink:actuate="onLoad">
          <text:p/>
        </draw:image>
      </draw:frame>
      <presentation:notes style:page-layout-name="PM0">
        <draw:page-thumbnail presentation:style-name="Default_20_1-title" draw:layer="backgroundobjects" svg:width="0.001cm" svg:height="0.001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draw:style-name="Mgr3" draw:text-style-name="MP3" draw:layer="backgroundobjects" svg:width="27.999cm" svg:height="20.998cm" svg:x="0.001cm" svg:y="0.001cm">
        <draw:image xlink:href="Pictures/1000020100000640000004B04FA2FD75.png" xlink:type="simple" xlink:show="embed" xlink:actuate="onLoad">
          <text:p/>
        </draw:image>
      </draw:frame>
      <draw:custom-shape draw:name="Rectangle 6" draw:style-name="Mgr5" draw:text-style-name="MP5" draw:layer="backgroundobjects" svg:width="26.769cm" svg:height="0.964cm" svg:x="0.617cm" svg:y="20.036cm">
        <text:p/>
        <draw:enhanced-geometry svg:viewBox="0 0 21600 21600" draw:type="rectangle" draw:enhanced-path="M 0 0 L 21600 0 21600 21600 0 21600 0 0 Z N"/>
      </draw:custom-shape>
      <draw:frame presentation:style-name="Mpr10" draw:layer="backgroundobjects" svg:width="25.2cm" svg:height="2.51cm" svg:x="1.4cm" svg:y="0.837cm" presentation:class="title">
        <draw:text-box>
          <text:p>Click to edit the title text format</text:p>
        </draw:text-box>
      </draw:frame>
      <draw:frame presentation:style-name="Mpr11" draw:layer="backgroundobjects" svg:width="25.2cm" svg:height="13.86cm" svg:x="1.4cm" svg:y="3.914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1" draw:layer="backgroundobjects" svg:width="6.523cm" svg:height="2.371cm" svg:x="2.708cm" svg:y="24.05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4" draw:layer="backgroundobjects" svg:width="8.875cm" svg:height="1.448cm" svg:x="12.311cm" svg:y="23.947cm" presentation:class="footer">
        <draw:text-box>
          <text:p text:style-name="MP4"><text:span text:style-name="MT1"><presentation:footer/></text:span></text:p>
        </draw:text-box>
      </draw:frame>
      <draw:frame presentation:style-name="Mpr13" draw:text-style-name="MP2" draw:layer="backgroundobjects" svg:width="1.67cm" svg:height="0.96cm" svg:x="0.617cm" svg:y="20.036cm" presentation:class="page-number">
        <draw:text-box>
          <text:p text:style-name="MP4"><text:span text:style-name="MT2"><text:page-number>&lt;number&gt;</text:page-number></text:span></text:p>
        </draw:text-box>
      </draw:frame>
      <presentation:notes style:page-layout-name="PM0">
        <draw:page-thumbnail presentation:style-name="Default_20_2-title" draw:layer="backgroundobjects" svg:width="0.001cm" svg:height="0.001cm" svg:x="0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6" style:display-name="Default 6" style:page-layout-name="PM1" draw:style-name="Mdp2">
      <draw:frame draw:style-name="Mgr3" draw:text-style-name="MP3" draw:layer="backgroundobjects" svg:width="25.67cm" svg:height="19.25cm" svg:x="1.165cm" svg:y="0.875cm">
        <draw:image xlink:href="Pictures/1000000000000640000004B0F39587C2.png" xlink:type="simple" xlink:show="embed" xlink:actuate="onLoad">
          <text:p/>
        </draw:image>
      </draw:frame>
      <draw:frame presentation:style-name="Default_20_6-title" draw:layer="backgroundobjects" svg:width="18.253cm" svg:height="5.51cm" svg:x="2cm" svg:y="7.745cm" presentation:class="title" presentation:placeholder="true">
        <draw:text-box/>
      </draw:frame>
      <draw:frame presentation:style-name="Default_20_6-outline1" draw:layer="backgroundobjects" svg:width="11.883cm" svg:height="12.18cm" svg:x="42.512cm" svg:y="22.98cm" presentation:class="outline" presentation:placeholder="true">
        <draw:text-box draw:corner-radius="19.499cm"/>
      </draw:frame>
      <draw:frame presentation:style-name="Mpr16" draw:text-style-name="MP1" draw:layer="backgroundobjects" svg:width="6.523cm" svg:height="1.448cm" svg:x="28cm" svg:y="30.051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4" draw:layer="backgroundobjects" svg:width="8.875cm" svg:height="1.448cm" svg:x="39.899cm" svg:y="30.051cm" presentation:class="footer">
        <draw:text-box>
          <text:p text:style-name="MP4"><text:span text:style-name="MT1"><presentation:footer/></text:span></text:p>
        </draw:text-box>
      </draw:frame>
      <draw:frame presentation:style-name="Mpr16" draw:text-style-name="MP2" draw:layer="backgroundobjects" svg:width="6.523cm" svg:height="1.448cm" svg:x="39.726cm" svg:y="30.05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6-title" draw:layer="backgroundobjects" svg:width="14.848cm" svg:height="11.136cm" svg:x="3.075cm" svg:y="2.257cm" presentation:class="page"/>
        <draw:frame presentation:style-name="Default_20_6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1">
      <draw:frame draw:style-name="Mgr3" draw:text-style-name="MP3" draw:layer="backgroundobjects" svg:width="27.999cm" svg:height="20.998cm" svg:x="0.002cm" svg:y="0.001cm">
        <draw:image xlink:href="Pictures/1000020100000640000004B04FA2FD75.png" xlink:type="simple" xlink:show="embed" xlink:actuate="onLoad">
          <text:p/>
        </draw:image>
      </draw:frame>
      <draw:frame presentation:style-name="Default_20_4-title" draw:layer="backgroundobjects" svg:width="25.199cm" svg:height="3.506cm" svg:x="1.162cm" svg:y="27.057cm" presentation:class="title" presentation:placeholder="true">
        <draw:text-box/>
      </draw:frame>
      <draw:frame presentation:style-name="Default_20_4-outline1" draw:layer="backgroundobjects" svg:width="4.664cm" svg:height="34.269cm" svg:x="21.987cm" svg:y="26.379cm" presentation:class="outline" presentation:placeholder="true">
        <draw:text-box/>
      </draw:frame>
      <draw:frame presentation:style-name="Mpr19" draw:text-style-name="MP1" draw:layer="backgroundobjects" svg:width="6.523cm" svg:height="1.448cm" svg:x="0.739cm" svg:y="28.78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4" draw:layer="backgroundobjects" svg:width="8.875cm" svg:height="1.448cm" svg:x="10.079cm" svg:y="27.042cm" presentation:class="footer">
        <draw:text-box>
          <text:p text:style-name="MP4"><text:span text:style-name="MT1"><presentation:footer/></text:span></text:p>
        </draw:text-box>
      </draw:frame>
      <draw:frame draw:style-name="Mgr3" draw:text-style-name="MP3" draw:layer="backgroundobjects" svg:width="9.6cm" svg:height="6.21cm" svg:x="9.203cm" svg:y="7.396cm">
        <draw:image xlink:href="Pictures/100002010000036E0000023AD37C4340.png" xlink:type="simple" xlink:show="embed" xlink:actuate="onLoad"/>
        <draw:image xlink:href="Pictures/1000649F0000259800001866ACBE6A2D.svg" xlink:type="simple" xlink:show="embed" xlink:actuate="onLoad">
          <text:p/>
        </draw:image>
      </draw:frame>
      <draw:custom-shape draw:name="Rectangle 6" draw:style-name="Mgr6" draw:text-style-name="MP5" draw:layer="backgroundobjects" svg:width="26.769cm" svg:height="0.964cm" svg:x="0.618cm" svg:y="20.036cm">
        <text:p/>
        <draw:enhanced-geometry svg:viewBox="0 0 21600 21600" draw:type="rectangle" draw:enhanced-path="M 0 0 L 21600 0 21600 21600 0 21600 0 0 Z N"/>
      </draw:custom-shape>
      <draw:frame presentation:style-name="Mpr20" draw:text-style-name="MP2" draw:layer="backgroundobjects" svg:width="1.67cm" svg:height="0.96cm" svg:x="0.618cm" svg:y="20.036cm" presentation:class="page-number">
        <draw:text-box>
          <text:p text:style-name="MP4"><text:span text:style-name="MT2"><text:page-number>&lt;number&gt;</text:page-number></text:span></text:p>
        </draw:text-box>
      </draw:frame>
      <draw:frame draw:style-name="Mgr7" draw:text-style-name="MP8" draw:layer="backgroundobjects" svg:width="17.116cm" svg:height="3.556cm" svg:x="5.442cm" svg:y="14.524cm">
        <draw:text-box>
          <text:p text:style-name="MP3"><text:span text:style-name="MT3">Join us on:</text:span><text:span text:style-name="MT4"><text:line-break/></text:span><text:span text:style-name="MT5"><text:a xlink:href="http://www.opensuse.org/" xlink:type="simple">www.opensuse.org</text:a></text:span></text:p>
        </draw:text-box>
      </draw:frame>
      <presentation:notes style:page-layout-name="PM0">
        <draw:page-thumbnail presentation:style-name="Default_20_4-title" draw:layer="backgroundobjects" svg:width="0.001cm" svg:height="0.001cm" svg:x="0cm" svg:y="2.257cm" presentation:class="page"/>
        <draw:frame presentation:style-name="Default_20_4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5" style:display-name="Default 5" style:page-layout-name="PM1" draw:style-name="Mdp2">
      <draw:frame draw:style-name="Mgr3" draw:text-style-name="MP3" draw:layer="backgroundobjects" svg:width="27.999cm" svg:height="20.998cm" svg:x="0.003cm" svg:y="0.001cm">
        <draw:image xlink:href="Pictures/1000020100000640000004B04FA2FD75.png" xlink:type="simple" xlink:show="embed" xlink:actuate="onLoad">
          <text:p/>
        </draw:image>
      </draw:frame>
      <draw:frame presentation:style-name="Default_20_5-title" draw:layer="backgroundobjects" svg:width="12.601cm" svg:height="2.649cm" svg:x="39.269cm" svg:y="28.85cm" presentation:class="title" presentation:placeholder="true">
        <draw:text-box/>
      </draw:frame>
      <draw:frame presentation:style-name="Default_20_5-outline1" draw:layer="backgroundobjects" svg:width="9.341cm" svg:height="12.18cm" svg:x="35.859cm" svg:y="29.29cm" presentation:class="outline" presentation:placeholder="true">
        <draw:text-box/>
      </draw:frame>
      <draw:frame presentation:style-name="Mpr23" draw:text-style-name="MP1" draw:layer="backgroundobjects" svg:width="6.523cm" svg:height="1.448cm" svg:x="1.731cm" svg:y="30.051cm" presentation:class="date-time">
        <draw:text-box>
          <text:p text:style-name="MP1"><text:span text:style-name="MT1"><presentation:date-time/></text:span></text:p>
        </draw:text-box>
      </draw:frame>
      <draw:frame presentation:style-name="Mpr23" draw:text-style-name="MP4" draw:layer="backgroundobjects" svg:width="8.875cm" svg:height="1.448cm" svg:x="7.123cm" svg:y="30.051cm" presentation:class="footer">
        <draw:text-box>
          <text:p text:style-name="MP4"><text:span text:style-name="MT1"><presentation:footer/></text:span></text:p>
        </draw:text-box>
      </draw:frame>
      <draw:custom-shape draw:name="Rectangle 6" draw:style-name="Mgr5" draw:text-style-name="MP5" draw:layer="backgroundobjects" svg:width="26.769cm" svg:height="0.964cm" svg:x="0.619cm" svg:y="20.036cm">
        <text:p/>
        <draw:enhanced-geometry svg:viewBox="0 0 21600 21600" draw:type="rectangle" draw:enhanced-path="M 0 0 L 21600 0 21600 21600 0 21600 0 0 Z N"/>
      </draw:custom-shape>
      <draw:frame presentation:style-name="Mpr24" draw:text-style-name="MP4" draw:layer="backgroundobjects" svg:width="1.67cm" svg:height="0.96cm" svg:x="0.619cm" svg:y="20.036cm" presentation:class="page-number">
        <draw:text-box>
          <text:p text:style-name="MP4"><text:span text:style-name="MT2"><text:page-number>&lt;number&gt;</text:page-number></text:span></text:p>
        </draw:text-box>
      </draw:frame>
      <draw:frame draw:style-name="Mgr3" draw:text-style-name="MP3" draw:layer="backgroundobjects" svg:width="9.6cm" svg:height="6.21cm" svg:x="9.203cm" svg:y="7.396cm">
        <draw:image xlink:href="Pictures/100002010000036E0000023AD37C4340.png" xlink:type="simple" xlink:show="embed" xlink:actuate="onLoad"/>
        <draw:image xlink:href="Pictures/1000649F0000259800001866ACBE6A2D.svg" xlink:type="simple" xlink:show="embed" xlink:actuate="onLoad">
          <text:p/>
        </draw:image>
      </draw:frame>
      <presentation:notes style:page-layout-name="PM0">
        <draw:page-thumbnail presentation:style-name="Default_20_5-title" draw:layer="backgroundobjects" svg:width="0.001cm" svg:height="0.001cm" svg:x="0cm" svg:y="2.257cm" presentation:class="page"/>
        <draw:frame presentation:style-name="Default_20_5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10-27T00:25:25</meta:creation-date>
    <meta:editing-duration>PT1H13M24S</meta:editing-duration>
    <meta:editing-cycles>13</meta:editing-cycles>
    <meta:generator>LibreOffice/4.0.1.1$Linux_X86_64 LibreOffice_project/400m0$Build-1</meta:generator>
    <meta:initial-creator>Ilmehtar </meta:initial-creator>
    <dc:date>2013-02-24T11:32:30</dc:date>
    <dc:creator>Richard Brown</dc:creator>
    <meta:document-statistic meta:object-count="115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Blue" draw:color="#000080"/>
  <draw:color draw:name="Green" draw:color="#008000"/>
  <draw:color draw:name="Turquoise" draw:color="#008080"/>
  <draw:color draw:name="Red" draw:color="#800000"/>
  <draw:color draw:name="Magenta" draw:color="#800080"/>
  <draw:color draw:name="Brown" draw:color="#808000"/>
  <draw:color draw:name="Gray" draw:color="#808080"/>
  <draw:color draw:name="Light gray" draw:color="#c0c0c0"/>
  <draw:color draw:name="Light blue" draw:color="#0000ff"/>
  <draw:color draw:name="Light green" draw:color="#00ff00"/>
  <draw:color draw:name="Light cyan" draw:color="#00ffff"/>
  <draw:color draw:name="Light red" draw:color="#ff0000"/>
  <draw:color draw:name="Light magenta" draw:color="#ff00ff"/>
  <draw:color draw:name="Yellow" draw:color="#ffff00"/>
  <draw:color draw:name="White" draw:color="#ffffff"/>
  <draw:color draw:name="Gray 80%" draw:color="#333333"/>
  <draw:color draw:name="Gray 70%" draw:color="#4c4c4c"/>
  <draw:color draw:name="Gray 60%" draw:color="#666666"/>
  <draw:color draw:name="Gray 40%" draw:color="#999999"/>
  <draw:color draw:name="Gray 30%" draw:color="#b3b3b3"/>
  <draw:color draw:name="Gray 20%" draw:color="#cccccc"/>
  <draw:color draw:name="Gray 10%" draw:color="#e6e6e6"/>
  <draw:color draw:name="Blue gray" draw:color="#e6e6ff"/>
  <draw:color draw:name="Red 1" draw:color="#ff3366"/>
  <draw:color draw:name="Red 2" draw:color="#dc2300"/>
  <draw:color draw:name="Red 3" draw:color="#b84700"/>
  <draw:color draw:name="Red 4" draw:color="#ff3333"/>
  <draw:color draw:name="Red 5" draw:color="#eb613d"/>
  <draw:color draw:name="Red 6" draw:color="#b84747"/>
  <draw:color draw:name="Red 7" draw:color="#b80047"/>
  <draw:color draw:name="Red 8" draw:color="#99284c"/>
  <draw:color draw:name="Magenta 1" draw:color="#94006b"/>
  <draw:color draw:name="Magenta 2" draw:color="#94476b"/>
  <draw:color draw:name="Magenta 3" draw:color="#944794"/>
  <draw:color draw:name="Magenta 4" draw:color="#9966cc"/>
  <draw:color draw:name="Magenta 5" draw:color="#6b4794"/>
  <draw:color draw:name="Magenta 6" draw:color="#6b2394"/>
  <draw:color draw:name="Magenta 7" draw:color="#6b0094"/>
  <draw:color draw:name="Magenta 8" draw:color="#5e11a6"/>
  <draw:color draw:name="Blue 1" draw:color="#280099"/>
  <draw:color draw:name="Blue 2" draw:color="#4700b8"/>
  <draw:color draw:name="Blue 3" draw:color="#2300dc"/>
  <draw:color draw:name="Blue 4" draw:color="#2323dc"/>
  <draw:color draw:name="Blue 5" draw:color="#0047ff"/>
  <draw:color draw:name="Blue 6" draw:color="#0099ff"/>
  <draw:color draw:name="Blue 7" draw:color="#00b8ff"/>
  <draw:color draw:name="Blue 8" draw:color="#99ccff"/>
  <draw:color draw:name="Blue 9" draw:color="#cfe7e5"/>
  <draw:color draw:name="Turquoise 1" draw:color="#00dcff"/>
  <draw:color draw:name="Turquoise 2" draw:color="#00cccc"/>
  <draw:color draw:name="Turquoise 3" draw:color="#23b8dc"/>
  <draw:color draw:name="Turquoise 4" draw:color="#47b8b8"/>
  <draw:color draw:name="Turquoise 5" draw:color="#33a3a3"/>
  <draw:color draw:name="Turquoise 6" draw:color="#198a8a"/>
  <draw:color draw:name="Turquoise 7" draw:color="#006b6b"/>
  <draw:color draw:name="Turquoise 8" draw:color="#004a4a"/>
  <draw:color draw:name="Green 1" draw:color="#355e00"/>
  <draw:color draw:name="Green 2" draw:color="#5c8526"/>
  <draw:color draw:name="Green 3" draw:color="#7da647"/>
  <draw:color draw:name="Green 4" draw:color="#94bd5e"/>
  <draw:color draw:name="Green 5" draw:color="#00ae00"/>
  <draw:color draw:name="Green 6" draw:color="#33cc66"/>
  <draw:color draw:name="Green 7" draw:color="#3deb3d"/>
  <draw:color draw:name="Green 8" draw:color="#23ff23"/>
  <draw:color draw:name="Yellow 1" draw:color="#e6ff00"/>
  <draw:color draw:name="Yellow 2" draw:color="#ffff99"/>
  <draw:color draw:name="Yellow 3" draw:color="#ffff66"/>
  <draw:color draw:name="Yellow 4" draw:color="#e6e64c"/>
  <draw:color draw:name="Yellow 5" draw:color="#cccc00"/>
  <draw:color draw:name="Yellow 6" draw:color="#b3b300"/>
  <draw:color draw:name="Yellow 7" draw:color="#808019"/>
  <draw:color draw:name="Yellow 8" draw:color="#666600"/>
  <draw:color draw:name="Brown 1" draw:color="#4c1900"/>
  <draw:color draw:name="Brown 2" draw:color="#663300"/>
  <draw:color draw:name="Brown 3" draw:color="#804c19"/>
  <draw:color draw:name="Brown 4" draw:color="#996633"/>
  <draw:color draw:name="Orange 1" draw:color="#cc6633"/>
  <draw:color draw:name="Orange 2" draw:color="#ff6633"/>
  <draw:color draw:name="Orange 3" draw:color="#ff9966"/>
  <draw:color draw:name="Orange 4" draw:color="#ffcc99"/>
  <draw:color draw:name="Violet" draw:color="#9999ff"/>
  <draw:color draw:name="Bordeaux" draw:color="#993366"/>
  <draw:color draw:name="Pale yellow" draw:color="#ffffcc"/>
  <draw:color draw:name="Pale green" draw:color="#ccffff"/>
  <draw:color draw:name="Dark violet" draw:color="#660066"/>
  <draw:color draw:name="Sea blue" draw:color="#0066cc"/>
  <draw:color draw:name="openSUSE light green" draw:color="#bddd8d"/>
  <draw:color draw:name="openSUSE medium green" draw:color="#198533"/>
  <draw:color draw:name="openSUSE dark green" draw:color="#0c5248"/>
  <draw:color draw:name="Novell red" draw:color="#e00000"/>
  <draw:color draw:name="Novell orange" draw:color="#e67814"/>
  <draw:color draw:name="Novell yellow" draw:color="#ffdd00"/>
  <draw:color draw:name="Novell green" draw:color="#629e1f"/>
  <draw:color draw:name="Novell teal" draw:color="#6ea19b"/>
  <draw:color draw:name="Novell blue" draw:color="#1c82b9"/>
  <draw:color draw:name="Novell light gray" draw:color="#cccccd"/>
  <draw:color draw:name="Novell medium gray" draw:color="#5a5a64"/>
  <draw:color draw:name="Novell dark gray" draw:color="#3c3c41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openSUSE 12.2 Dark" draw:color="#152d0e"/>
  <draw:color draw:name="openSUSE 12.2 Light" draw:color="#a8dc5e"/>
  <draw:color draw:name="openSUSE 12.3 Light" draw:color="#98ce57"/>
  <draw:color draw:name="openSUSE 12.3 Dark" draw:color="#2e3638"/>
</ooo:color-table>
</file>